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0000000808A199312.png"/>
  <manifest:file-entry manifest:media-type="image/png" manifest:full-path="Pictures/1000000000000080000000802747C071.png"/>
  <manifest:file-entry manifest:media-type="image/png" manifest:full-path="Pictures/100000000000008000000080FD501C0E.png"/>
  <manifest:file-entry manifest:media-type="image/png" manifest:full-path="Pictures/100002010000008000000080F35CCC1F.png"/>
  <manifest:file-entry manifest:media-type="image/png" manifest:full-path="Pictures/1000020100000080000000803EAB49DF.png"/>
  <manifest:file-entry manifest:media-type="image/png" manifest:full-path="Pictures/100002010000008000000080F625CBEE.png"/>
  <manifest:file-entry manifest:media-type="image/png" manifest:full-path="Pictures/100002010000008000000080656B0256.png"/>
  <manifest:file-entry manifest:media-type="image/png" manifest:full-path="Pictures/100002010000008000000080B8424B77.png"/>
  <manifest:file-entry manifest:media-type="image/png" manifest:full-path="Pictures/1000020100000080000000805E8B7686.png"/>
  <manifest:file-entry manifest:media-type="image/png" manifest:full-path="Pictures/100002010000008000000080AC79274D.png"/>
  <manifest:file-entry manifest:media-type="image/png" manifest:full-path="Pictures/100002010000008000000080C87D7F51.png"/>
  <manifest:file-entry manifest:media-type="image/png" manifest:full-path="Pictures/100002010000008000000080114F3066.png"/>
  <manifest:file-entry manifest:media-type="image/png" manifest:full-path="Pictures/100002010000008000000080DE72AAC5.png"/>
  <manifest:file-entry manifest:media-type="image/png" manifest:full-path="Pictures/100002010000008000000080D2ACAA31.png"/>
  <manifest:file-entry manifest:media-type="image/png" manifest:full-path="Pictures/100000000000008000000080846E7BC4.png"/>
  <manifest:file-entry manifest:media-type="image/png" manifest:full-path="Pictures/1000000000000080000000807ECBE34A.png"/>
  <manifest:file-entry manifest:media-type="image/png" manifest:full-path="Pictures/1000020100000080000000802007D847.png"/>
  <manifest:file-entry manifest:media-type="image/png" manifest:full-path="Pictures/100002010000008000000080CF7A5392.png"/>
  <manifest:file-entry manifest:media-type="image/png" manifest:full-path="Pictures/1000020100000080000000804DA4B6C8.png"/>
  <manifest:file-entry manifest:media-type="image/png" manifest:full-path="Pictures/100002010000008000000080AAAA42CE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513cm" svg:height="4.513cm" svg:x="3.9cm" svg:y="0.872cm">
          <draw:image xlink:href="Pictures/100002010000008000000080AAAA42CE.png" xlink:type="simple" xlink:show="embed" xlink:actuate="onLoad">
            <text:p/>
          </draw:image>
        </draw:frame>
        <draw:frame draw:style-name="gr1" draw:text-style-name="P1" draw:layer="layout" svg:width="4.515cm" svg:height="4.515cm" svg:x="8.413cm" svg:y="0.785cm">
          <draw:image xlink:href="Pictures/100002010000008000000080C87D7F51.png" xlink:type="simple" xlink:show="embed" xlink:actuate="onLoad">
            <text:p/>
          </draw:image>
        </draw:frame>
        <draw:frame draw:style-name="gr1" draw:text-style-name="P1" draw:layer="layout" svg:width="4.515cm" svg:height="4.515cm" svg:x="8.513cm" svg:y="5.27cm">
          <draw:image xlink:href="Pictures/1000020100000080000000802007D847.png" xlink:type="simple" xlink:show="embed" xlink:actuate="onLoad">
            <text:p/>
          </draw:image>
        </draw:frame>
        <draw:frame draw:style-name="gr1" draw:text-style-name="P1" draw:layer="layout" svg:width="4.515cm" svg:height="4.515cm" svg:x="4.013cm" svg:y="5.285cm">
          <draw:image xlink:href="Pictures/100002010000008000000080F35CCC1F.png" xlink:type="simple" xlink:show="embed" xlink:actuate="onLoad">
            <text:p/>
          </draw:image>
        </draw:frame>
        <draw:frame draw:style-name="gr1" draw:text-style-name="P1" draw:layer="layout" svg:width="4.515cm" svg:height="4.515cm" svg:x="18.39cm" svg:y="5.516cm">
          <draw:image xlink:href="Pictures/100002010000008000000080DE72AAC5.png" xlink:type="simple" xlink:show="embed" xlink:actuate="onLoad">
            <text:p/>
          </draw:image>
        </draw:frame>
        <draw:frame draw:style-name="gr1" draw:text-style-name="P1" draw:layer="layout" svg:width="4.515cm" svg:height="4.515cm" svg:x="14.209cm" svg:y="5.585cm">
          <draw:image xlink:href="Pictures/100002010000008000000080114F3066.png" xlink:type="simple" xlink:show="embed" xlink:actuate="onLoad">
            <text:p/>
          </draw:image>
        </draw:frame>
        <draw:frame draw:style-name="gr1" draw:text-style-name="P1" draw:layer="layout" svg:width="4.515cm" svg:height="4.515cm" svg:x="18.39cm" svg:y="1.116cm">
          <draw:image xlink:href="Pictures/100002010000008000000080AC79274D.png" xlink:type="simple" xlink:show="embed" xlink:actuate="onLoad">
            <text:p/>
          </draw:image>
        </draw:frame>
        <draw:frame draw:style-name="gr1" draw:text-style-name="P1" draw:layer="layout" svg:width="4.515cm" svg:height="4.515cm" svg:x="14.085cm" svg:y="1.185cm">
          <draw:image xlink:href="Pictures/1000020100000080000000804DA4B6C8.png" xlink:type="simple" xlink:show="embed" xlink:actuate="onLoad">
            <text:p/>
          </draw:image>
        </draw:frame>
        <draw:frame draw:style-name="gr1" draw:text-style-name="P1" draw:layer="layout" svg:width="4.515cm" svg:height="4.515cm" svg:x="1.785cm" svg:y="9.385cm">
          <draw:image xlink:href="Pictures/100002010000008000000080B8424B77.png" xlink:type="simple" xlink:show="embed" xlink:actuate="onLoad">
            <text:p/>
          </draw:image>
        </draw:frame>
        <draw:frame draw:style-name="gr1" draw:text-style-name="P1" draw:layer="layout" svg:width="4.515cm" svg:height="4.515cm" svg:x="-2.54cm" svg:y="9.444cm">
          <draw:image xlink:href="Pictures/100002010000008000000080656B0256.png" xlink:type="simple" xlink:show="embed" xlink:actuate="onLoad">
            <text:p/>
          </draw:image>
        </draw:frame>
        <draw:frame draw:style-name="gr1" draw:text-style-name="P1" draw:layer="layout" svg:width="4.515cm" svg:height="4.515cm" svg:x="1.8cm" svg:y="13.785cm">
          <draw:image xlink:href="Pictures/1000020100000080000000803EAB49DF.png" xlink:type="simple" xlink:show="embed" xlink:actuate="onLoad">
            <text:p/>
          </draw:image>
        </draw:frame>
        <draw:frame draw:style-name="gr1" draw:text-style-name="P1" draw:layer="layout" svg:width="4.515cm" svg:height="4.515cm" svg:x="-2.63cm" svg:y="13.785cm">
          <draw:image xlink:href="Pictures/100002010000008000000080F625CBEE.png" xlink:type="simple" xlink:show="embed" xlink:actuate="onLoad">
            <text:p/>
          </draw:image>
        </draw:frame>
        <draw:frame draw:style-name="gr1" draw:text-style-name="P1" draw:layer="layout" svg:width="4.515cm" svg:height="4.515cm" svg:x="13.3cm" svg:y="9.685cm">
          <draw:image xlink:href="Pictures/100000000000008000000080FD501C0E.png" xlink:type="simple" xlink:show="embed" xlink:actuate="onLoad">
            <text:p/>
          </draw:image>
        </draw:frame>
        <draw:frame draw:style-name="gr1" draw:text-style-name="P1" draw:layer="layout" svg:width="4.515cm" svg:height="4.515cm" svg:x="8.785cm" svg:y="9.7cm">
          <draw:image xlink:href="Pictures/1000000000000080000000807ECBE34A.png" xlink:type="simple" xlink:show="embed" xlink:actuate="onLoad">
            <text:p/>
          </draw:image>
        </draw:frame>
        <draw:frame draw:style-name="gr1" draw:text-style-name="P1" draw:layer="layout" svg:width="4.515cm" svg:height="4.515cm" svg:x="8.8cm" svg:y="14.185cm">
          <draw:image xlink:href="Pictures/1000000000000080000000802747C071.png" xlink:type="simple" xlink:show="embed" xlink:actuate="onLoad">
            <text:p/>
          </draw:image>
        </draw:frame>
        <draw:frame draw:style-name="gr1" draw:text-style-name="P1" draw:layer="layout" svg:width="4.515cm" svg:height="4.515cm" svg:x="13.285cm" svg:y="14.185cm">
          <draw:image xlink:href="Pictures/100000000000008000000080846E7BC4.png" xlink:type="simple" xlink:show="embed" xlink:actuate="onLoad">
            <text:p/>
          </draw:image>
        </draw:frame>
        <draw:frame draw:style-name="gr1" draw:text-style-name="P1" draw:layer="layout" svg:width="4.515cm" svg:height="4.515cm" svg:x="11cm" svg:y="19.5cm">
          <draw:image xlink:href="Pictures/1000020100000080000000805E8B7686.png" xlink:type="simple" xlink:show="embed" xlink:actuate="onLoad">
            <text:p/>
          </draw:image>
        </draw:frame>
        <draw:frame draw:style-name="gr1" draw:text-style-name="P1" draw:layer="layout" svg:width="4.515cm" svg:height="4.515cm" svg:x="6.5cm" svg:y="19.5cm">
          <draw:image xlink:href="Pictures/100002010000008000000080CF7A5392.png" xlink:type="simple" xlink:show="embed" xlink:actuate="onLoad">
            <text:p/>
          </draw:image>
        </draw:frame>
        <draw:frame draw:style-name="gr1" draw:text-style-name="P1" draw:layer="layout" svg:width="4.515cm" svg:height="4.515cm" svg:x="10.985cm" svg:y="23.885cm">
          <draw:image xlink:href="Pictures/1000020100000080000000808A199312.png" xlink:type="simple" xlink:show="embed" xlink:actuate="onLoad">
            <text:p/>
          </draw:image>
        </draw:frame>
        <draw:frame draw:style-name="gr1" draw:text-style-name="P1" draw:layer="layout" svg:width="4.515cm" svg:height="4.515cm" svg:x="6.4cm" svg:y="23.9cm">
          <draw:image xlink:href="Pictures/100002010000008000000080D2ACAA3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09T08:23:25</dc:date>
    <dc:creator>Paul Lawson</dc:creator>
    <meta:document-statistic meta:object-count="20"/>
    <meta:generator>OpenOffice/4.1.1$Unix OpenOffice.org_project/411m6$Build-9775</meta:generator>
  </office:meta>
</office:document-meta>
</file>